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automatic-styles>
    <style:style style:name="P1" style:family="paragraph" style:parent-style-name="Text_20_body">
      <style:text-properties style:font-name="Arial"/>
    </style:style>
    <style:style style:name="P2" style:family="paragraph" style:parent-style-name="Text_20_body" style:list-style-name="L1">
      <style:text-properties style:font-name="Arial"/>
    </style:style>
    <style:style style:name="P3" style:family="paragraph" style:parent-style-name="Text_20_body" style:list-style-name="L2">
      <style:text-properties style:font-name="Arial"/>
    </style:style>
    <style:style style:name="P4" style:family="paragraph" style:parent-style-name="Text_20_body" style:list-style-name="L2">
      <style:text-properties style:font-name="Arial" style:font-name-asian="Courier" style:font-name-complex="Courier"/>
    </style:style>
    <style:style style:name="P5" style:family="paragraph" style:parent-style-name="Text_20_body" style:list-style-name="L3">
      <style:text-properties style:font-name="Arial"/>
    </style:style>
    <style:style style:name="P6" style:family="paragraph" style:parent-style-name="Text_20_body" style:list-style-name="L4">
      <style:text-properties style:font-name="Arial"/>
    </style:style>
    <style:style style:name="P7" style:family="paragraph" style:parent-style-name="Text_20_body" style:list-style-name="L5">
      <style:text-properties style:font-name="Arial"/>
    </style:style>
    <style:style style:name="P8" style:family="paragraph" style:parent-style-name="Text_20_body">
      <style:text-properties style:font-name="Arial" style:text-underline-style="solid" style:text-underline-width="auto" style:text-underline-color="font-color"/>
    </style:style>
    <style:style style:name="P9" style:family="paragraph" style:parent-style-name="Text_20_body">
      <style:text-properties style:font-name="Arial" style:text-underline-style="solid" style:text-underline-width="auto" style:text-underline-color="font-color" fo:font-weight="bold" style:font-weight-asian="bold" style:font-weight-complex="bold"/>
    </style:style>
    <style:style style:name="P10" style:family="paragraph" style:parent-style-name="Text_20_body" style:list-style-name="L6">
      <style:text-properties style:font-name="Arial"/>
    </style:style>
    <style:style style:name="P11" style:family="paragraph" style:parent-style-name="Text_20_body">
      <style:text-properties style:font-name="Arial" style:text-underline-style="none"/>
    </style:style>
    <style:style style:name="P12" style:family="paragraph" style:parent-style-name="Text_20_body">
      <style:paragraph-properties fo:text-align="center" style:justify-single-word="false"/>
      <style:text-properties style:font-name="Arial" fo:font-size="14pt" style:font-size-asian="14pt" style:font-size-complex="14pt"/>
    </style:style>
    <style:style style:name="T1" style:family="text">
      <style:text-properties style:font-name-asian="Courier" style:font-name-complex="Courier"/>
    </style:style>
    <style:style style:name="T2" style:family="text">
      <style:text-properties style:font-name="Arial"/>
    </style:style>
    <style:style style:name="T3" style:family="text">
      <style:text-properties style:font-name="Arial" style:font-name-asian="Courier" style:font-name-complex="Courier"/>
    </style:style>
    <style:style style:name="T4" style:family="text">
      <style:text-properties fo:font-weight="normal" style:font-weight-asian="normal" style:font-weight-complex="normal"/>
    </style:style>
    <style:style style:name="T5" style:family="text">
      <style:text-properties style:text-underline-style="none"/>
    </style:style>
    <style:style style:name="T6" style:family="text">
      <style:text-properties style:text-underline-style="none"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fo:font-weight="bold"/>
    </style:style>
    <style:style style:name="T9" style:family="text">
      <style:text-properties style:font-weight-asian="bold"/>
    </style:style>
    <style:style style:name="T10" style:family="text">
      <style:text-properties style:font-weight-complex="bol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Highlighting</text:p>
      <text:p text:style-name="P9">Current Situation:</text:p>
      <text:p text:style-name="P1">WebKit, like all modern browsers, has the ability to select text, graphics and other elements on a screen for the purpose of copying them. The problem with this is that when you are using a touch screen, there is a likelihood for the user to accidentally move their finger a tiny amount and initiate a “select” instead of the desired “click”.</text:p>
      <text:p text:style-name="P1"/>
      <text:p text:style-name="P9">Our Vision:</text:p>
      <text:p text:style-name="P8"><text:span text:style-name="T5">Disable highlighting all together and possibly implement “drag to scroll”.</text:span></text:p>
      <text:p text:style-name="P1"/>
      <text:p text:style-name="P9">Implementation Ideas:</text:p>
      <text:list xml:id="list1526274421" text:style-name="L6">
        <text:list-item>
          <text:p text:style-name="P10">Disable highlighting in WebKit, possibly before or at compile time</text:p>
        </text:list-item>
        <text:list-item>
          <text:p text:style-name="P10">Call WebKit with the features disabled.</text:p>
        </text:list-item>
        <text:list-item>
          <text:p text:style-name="P10">Capture and steal mouse-drag events</text:p>
        </text:list-item>
        <text:list-item>
          <text:p text:style-name="P10">Capture all mouse actions, and only use those we want</text:p>
        </text:list-item>
        <text:list-item>
          <text:p text:style-name="P10">Handle highlighting at the website level (Javascript + CSS)</text:p>
        </text:list-item>
      </text:list>
      <text:p text:style-name="P8"><text:span text:style-name="T5"/></text:p>
      <text:p text:style-name="P9">What did not work (and why):</text:p>
      <text:p text:style-name="P11">We took a cursory look through the WebKit source code and quickly discovered that removing the unneeded modules would be a lot of work, to the point where it would almost be easier to simply re-write the Gtk interface part of WebKit.</text:p>
      <text:p text:style-name="P11">WebKit's compile flags are not very numerous and none of them allow you to enable or disable UI features, only certain environment settings.</text:p>
      <text:p text:style-name="P11">Disabling features in WebKit through function arguments, settings and the like turned out to be as fruitless as trying to disable them at compile time.</text:p>
      <text:p text:style-name="P11">Filtering out mouse-clicks turned out to be a very difficult task. It turns out that Gtk handles all mouse events as the same event type, so capturing one type means you are capturing them all. Filtering out what type of click caused the event was easy, the problem was trying to take the “left-click”, which we still wanted to use, and give it to WebKit. Not only is there no “release-event”, but we were unable to locate the function that WebKit uses to handle the mouse-clicks in the first place.</text:p>
      <text:p text:style-name="P11"/>
      <text:p text:style-name="P9">What Worked</text:p>
      <text:p text:style-name="P1"><text:span text:style-name="T5">The only thing that seemed to work was handling the unwanted mouse events at the website level (Javascript).</text:span></text:p>
      <text:p text:style-name="P1"><text:span text:style-name="T5"/></text:p>
      <text:p text:style-name="P9">Final Implementation:</text:p>
      <text:p text:style-name="P1">In the end, we ended up injecting some Javascript into each page. The script would detect a <text:soft-page-break/>mouse-down, then if no mouse-up occurred for a specified period of time (~250ms), it would call a “select-none” function and cancel the selectio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ahoma" svg:font-family="Tahoma" style:font-family-generic="swiss" style:font-pitch="variable"/>
    <style:font-face style:name="DejaVu Sans1"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 style:family="paragraph" style:parent-style-name="Caption" style:class="extra"/>
    <style:style style:name="Text_20_body_20_justified" style:display-name="Text body justified" style:family="paragraph" style:parent-style-name="Standard">
      <style:paragraph-properties fo:text-align="start" style:justify-single-word="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cm" fo:margin-right="0.199cm" fo:margin-top="0.101cm" fo:margin-bottom="0.101cm" fo:text-align="center" style:justify-single-word="false" fo:text-indent="0cm" style:auto-text-indent="false"/>
    </style:style>
    <style:style style:name="Heading1" style:family="paragraph" style:parent-style-name="Standard">
      <style:paragraph-properties fo:margin-top="0.42cm" fo:margin-bottom="0.21cm"/>
    </style:style>
    <style:style style:name="Heading2" style:family="paragraph" style:parent-style-name="Standard">
      <style:paragraph-properties fo:margin-top="0.42cm" fo:margin-bottom="0.21cm"/>
    </style:style>
    <style:style style:name="Dimension_20_Line" style:display-name="Dimension Line" style:family="paragraph" style:parent-style-name="Standard"/>
    <style:style style:name="keyboard_7e_LT_7e_Gliederung_20_1" style:display-name="keyboard~LT~Gliederung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Gliederung_20_2" style:display-name="keyboard~LT~Gliederung 2" style:family="paragraph" style:parent-style-name="keyboard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keyboard_7e_LT_7e_Gliederung_20_3" style:display-name="keyboard~LT~Gliederung 3" style:family="paragraph" style:parent-style-name="keyboard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keyboard_7e_LT_7e_Gliederung_20_4" style:display-name="keyboard~LT~Gliederung 4" style:family="paragraph" style:parent-style-name="keyboard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keyboard_7e_LT_7e_Gliederung_20_5" style:display-name="keyboard~LT~Gliederung 5" style:family="paragraph" style:parent-style-name="keyboard_7e_LT_7e_Gliederung_20_4">
      <style:paragraph-properties fo:margin-left="6.001cm" fo:margin-right="0cm" fo:margin-top="0cm" fo:margin-bottom="0.101cm" fo:text-indent="-0.6cm" style:auto-text-indent="false">
        <style:tab-stops/>
      </style:paragraph-properties>
    </style:style>
    <style:style style:name="keyboard_7e_LT_7e_Gliederung_20_6" style:display-name="keyboard~LT~Gliederung 6" style:family="paragraph" style:parent-style-name="keyboard_7e_LT_7e_Gliederung_20_5">
      <style:paragraph-properties fo:margin-left="7.2cm" fo:margin-right="0cm" fo:text-indent="-0.6cm" style:auto-text-indent="false">
        <style:tab-stops/>
      </style:paragraph-properties>
    </style:style>
    <style:style style:name="keyboard_7e_LT_7e_Gliederung_20_7" style:display-name="keyboard~LT~Gliederung 7" style:family="paragraph" style:parent-style-name="keyboard_7e_LT_7e_Gliederung_20_6">
      <style:paragraph-properties fo:margin-left="8.4cm" fo:margin-right="0cm" fo:text-indent="-0.6cm" style:auto-text-indent="false">
        <style:tab-stops/>
      </style:paragraph-properties>
    </style:style>
    <style:style style:name="keyboard_7e_LT_7e_Gliederung_20_8" style:display-name="keyboard~LT~Gliederung 8" style:family="paragraph" style:parent-style-name="keyboard_7e_LT_7e_Gliederung_20_7">
      <style:paragraph-properties fo:margin-left="9.601cm" fo:margin-right="0cm" fo:text-indent="-0.6cm" style:auto-text-indent="false">
        <style:tab-stops/>
      </style:paragraph-properties>
    </style:style>
    <style:style style:name="keyboard_7e_LT_7e_Gliederung_20_9" style:display-name="keyboard~LT~Gliederung 9" style:family="paragraph" style:parent-style-name="keyboard_7e_LT_7e_Gliederung_20_8">
      <style:paragraph-properties fo:margin-left="10.8cm" fo:margin-right="0cm" fo:text-indent="-0.6cm" style:auto-text-indent="false">
        <style:tab-stops/>
      </style:paragraph-properties>
    </style:style>
    <style:style style:name="keyboard_7e_LT_7e_Titel" style:display-name="keyboard~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keyboard_7e_LT_7e_Untertitel" style:display-name="keyboard~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keyboard_7e_LT_7e_Notizen" style:display-name="keyboard~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keyboard_7e_LT_7e_Hintergrundobjekte" style:display-name="keyboard~LT~Hintergrundobjekte" style:family="paragraph">
      <style:paragraph-properties style:text-autospace="none"/>
      <style:text-properties style:letter-kerning="true"/>
    </style:style>
    <style:style style:name="keyboard_7e_LT_7e_Hintergrund" style:display-name="keyboard~LT~Hintergrund" style:family="paragraph">
      <style:paragraph-properties style:text-autospace="none"/>
      <style:text-properties style:letter-kerning="true"/>
    </style:style>
    <style:style style:name="default" style:family="paragraph">
      <style:paragraph-properties fo:margin-left="0cm" fo:margin-right="0cm" fo:margin-top="0cm" fo:margin-bottom="0cm" style:line-height-at-least="0.353cm" fo:text-indent="0cm"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ackground_20_objects" style:display-name="Background objects" style:family="paragraph">
      <style:paragraph-properties style:text-autospace="none"/>
      <style:text-properties style:letter-kerning="true"/>
    </style:style>
    <style:style style:name="Background" style:family="paragraph">
      <style:paragraph-properties style:text-autospace="none"/>
      <style:text-properties style:letter-kerning="true"/>
    </style:style>
    <style:style style:name="Notes"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letter-kerning="true" style:font-name-asian="Tahoma" style:font-size-asian="20pt" style:font-style-asian="normal" style:font-weight-asian="normal" style:font-name-complex="Tahoma" style:font-size-complex="20pt" style:font-style-complex="normal" style:font-weight-complex="normal" style:text-emphasize="none"/>
    </style:style>
    <style:style style:name="Outline_20_1" style:display-name="Outline 1" style:family="paragraph">
      <style:paragraph-properties fo:margin-left="0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letter-kerning="true" style:font-name-asian="Tahoma" style:font-size-asian="32pt" style:font-style-asian="normal" style:font-weight-asian="normal" style:font-name-complex="Tahoma" style:font-size-complex="32pt" style:font-style-complex="normal" style:font-weight-complex="normal" style:text-emphasize="none"/>
    </style:style>
    <style:style style:name="Outline_20_2" style:display-name="Outline 2" style:family="paragraph" style:parent-style-name="Outline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6.001cm" fo:margin-right="0cm" fo:margin-top="0cm" fo:margin-bottom="0.101cm" fo:text-indent="-0.6cm" style:auto-text-indent="false">
        <style:tab-stops/>
      </style:paragraph-properties>
    </style:style>
    <style:style style:name="Outline_20_6" style:display-name="Outline 6" style:family="paragraph" style:parent-style-name="Outline_20_5">
      <style:paragraph-properties fo:margin-left="7.2cm" fo:margin-right="0cm" fo:text-indent="-0.6cm" style:auto-text-indent="false">
        <style:tab-stops/>
      </style:paragraph-properties>
    </style:style>
    <style:style style:name="Outline_20_7" style:display-name="Outline 7" style:family="paragraph" style:parent-style-name="Outline_20_6">
      <style:paragraph-properties fo:margin-left="8.4cm" fo:margin-right="0cm" fo:text-indent="-0.6cm" style:auto-text-indent="false">
        <style:tab-stops/>
      </style:paragraph-properties>
    </style:style>
    <style:style style:name="Outline_20_8" style:display-name="Outline 8" style:family="paragraph" style:parent-style-name="Outline_20_7">
      <style:paragraph-properties fo:margin-left="9.601cm" fo:margin-right="0cm" fo:text-indent="-0.6cm" style:auto-text-indent="false">
        <style:tab-stops/>
      </style:paragraph-properties>
    </style:style>
    <style:style style:name="Outline_20_9" style:display-name="Outline 9" style:family="paragraph" style:parent-style-name="Outline_20_8">
      <style:paragraph-properties fo:margin-left="10.8cm" fo:margin-right="0cm" fo:text-indent="-0.6cm" style:auto-text-indent="false">
        <style:tab-stops/>
      </style:paragraph-properties>
    </style:style>
    <style:style style:name="WW-Titl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WW-Title12345"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letter-kerning="true" style:font-name-asian="Tahoma" style:font-size-asian="44pt" style:font-style-asian="normal" style:font-weight-asian="normal" style:font-name-complex="Tahoma" style:font-size-complex="44pt" style:font-style-complex="normal" style:font-weight-complex="normal" style:text-emphasize="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5-21T11:14:22</meta:creation-date>
    <dc:date>2009-05-21T14:54:57</dc:date>
    <meta:editing-duration>PT00H49M36S</meta:editing-duration>
    <meta:editing-cycles>4</meta:editing-cycles>
    <meta:generator>OpenOffice.org/3.0$Unix OpenOffice.org_project/300m15$Build-9379</meta:generator>
    <meta:document-statistic meta:table-count="0" meta:image-count="0" meta:object-count="0" meta:page-count="2" meta:paragraph-count="20" meta:word-count="377" meta:character-count="2164"/>
    <meta:user-defined meta:name="Info 1"/>
    <meta:user-defined meta:name="Info 2"/>
    <meta:user-defined meta:name="Info 3"/>
    <meta:user-defined meta:name="Info 4"/>
  </office:meta>
</office:document-meta>
</file>